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meplay:</text:p>
      <text:p text:style-name="P1"/>
      <text:p text:style-name="P1"/>
      <text:p text:style-name="P2">Der Spieler spielt eine Figur [noch unbekannt], die sich auf einer Ebene in alle Richtungen bewegen kann, sowie [klettern oder springen] um die Ebene zu wechseln. Der Spieler kann/muss mit der Umgebung interagieren, um das Ziel des Spiels, den Lichtstrahl zum Endpunkt umzuleiten, zu erfüllen. Dazu besitzt der Spieler ein Inventar mit verschiedenen Objekten die in die „Säulen“ eingesetzt werden können. Zusätzlich kann er mit Truhen die im Level verteilt sind interagieren um seinem Inventar neue Objekte hinzuzufügen. Der Spieler kann mit den Säulen interagieren um ein Objekt aus dem Inventar diese in einer vom Spieler ausgesuchten Ausrichtung zu platzieren oder diese wieder zu entfernen und dem Inventar zuzufügen.</text:p>
      <text:p text:style-name="P2">Der Lichtstrahl wird vom einer Startanlage [sinnvoller Name/Beschreibung erst mit Setting möglich] „abgefeuert“, dabei hat er die Farbe Weiss. Von dort breitet er sich geradlinig aus, bis er auf irgendetwas trifft. Wie sich der Strahl dann weiter ausbreitet hängt davon ab auf was der Strahl trifft. Trifft der Strahl auf den [Endpunkt] ist das Level abgeschlossen.</text:p>
      <text:p text:style-name="P2"/>
      <text:p text:style-name="P2">Im folgenden werden alle restlichen Objekte der Welt, und ihr Einfluss auf Welt und den Lichtstrahl beschrieben.</text:p>
      <text:p text:style-name="P2"/>
      <text:p text:style-name="P2">Säulen:<text:tab/>In die Säulen können die Objekte des Spielern eingesetzt werden um den <text:tab/><text:tab/>Lichtstrahl umzuleiten oder zu verändern. Säulen ohne ein eingesetztes <text:tab/><text:tab/>Objekt haben keinen Einfluss auf den Strahl. Manche Säulen habe auch <text:tab/><text:tab/>feste Objekte die nicht entfernt werden können.</text:p>
      <text:p text:style-name="P2"/>
      <text:p text:style-name="P2">Wände:<text:tab/>Wände blockieren Sicht und Bewegung des Spielers. Trifft der <text:tab/><text:tab/><text:tab/><text:tab/>Lichtstrahl auf eine Wand stoppt er. Manche Wände haben auch Löcher <text:tab/><text:tab/>wo der Strahl durch kann, aber der Spieler nicht.</text:p>
      <text:p text:style-name="P2"/>
      <text:p text:style-name="P2">Türen:<text:tab/>Türen sind Stellen in Wänden die Offen oder Geschlossen sind. Sind sie <text:tab/><text:tab/>offen haben sie keinen Einfluss auf Spieler und Strahl, sind sie zu<text:tab/><text:tab/><text:tab/>blockieren sie beides. Ihr Zustand wird durch Schalter geregelt.</text:p>
      <text:p text:style-name="P2"/>
      <text:p text:style-name="P2">Lichtbarrieren:<text:tab/>Der Spieler kann durch diese einfach durchlaufen. Der Strahl kann<text:tab/><text:tab/><text:tab/>nur passieren wenn der in der selben Farbe wie die Barriere ist.</text:p>
      <text:p text:style-name="P2"/>
      <text:p text:style-name="P2">Schalter:<text:tab/>Schalter werden ausgelöst wenn ein Lichtstrahl auf sie trifft. Dabei <text:tab/><text:tab/><text:tab/>stoppt dieser. Manche Schalter können nur durch Licht einer bestimmten</text:p>
      <text:p text:style-name="P2"><text:tab/><text:tab/>Farbe aktiviert werden. Schalter öffnen und schließen Türen.</text:p>
      <text:p text:style-name="P2"/>
      <text:p text:style-name="P2">Leitern:<text:tab/>Sind an Wänden platziert. An ihnen kann der Spieler hoch und runter<text:tab/><text:tab/><text:tab/>klettern um die Ebene zu wechseln.</text:p>
      <text:p text:style-name="P2"/>
      <text:p text:style-name="P2"><text:soft-page-break/>Objekte des Spielers die in Säulen eingesetzt werden können. [Zeichnungen ?!?]</text:p>
      <text:p text:style-name="P2"/>
      <text:p text:style-name="P2">Spiegel:<text:tab/>Spiegel können so eingesetzt werden, dass sie den Lichtstrahl um 90°<text:tab/><text:tab/><text:tab/>ablenkten können, auch nach oben und unten.</text:p>
      <text:p text:style-name="P2"/>
      <text:p text:style-name="P2">Doppelseitiger Spiegel:<text:tab/>Tut das selbe wie ein Spiegel, allerdings hat auch seine<text:tab/><text:tab/><text:tab/><text:tab/><text:tab/>„Rückseite“ den Spiegeleffekt.</text:p>
      <text:p text:style-name="P2"/>
      <text:p text:style-name="P2">Farbkristall:<text:tab/>Lässt den Lichtstrahl gerade passieren. Färbt ihn dabei, die neue Farbe<text:tab/><text:tab/>des Strahls ist eine Mischung aus der aktuellen Farbe und der des<text:tab/><text:tab/><text:tab/>Kristalls.</text:p>
      <text:p text:style-name="P2"/>
      <text:p text:style-name="P2">Split-Prisma:<text:tab/>Spaltet den Strahl in 2 oder mehr neue Strahle, die in<text:tab/><text:tab/><text:tab/><text:tab/><text:tab/>unterschiedliche Richtungen weiter verlaufen. Gib es in vielen <text:tab/><text:tab/><text:tab/><text:tab/>Varianten.</text:p>
      <text:p text:style-name="P2"/>
      <text:p text:style-name="P2"/>
      <text:p text:style-name="P2">Mithilfe dieser Objekte ist es die Aufgabe des Spielers in jedem Level den Strahl vom Anfangspunkt zum Endpunkt umzuleiten. Dabei wird zusätzlich die Zeit gemessen. Mit jedem geschafften Level wird das nächste freigeschalten. Je höher das Level desto komplexer und schwieriger werden die Level.</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nick Knechtel</meta:initial-creator>
    <meta:creation-date>2015-05-01T16:52:19.26</meta:creation-date>
    <dc:date>2015-05-01T17:31:56.54</dc:date>
    <dc:creator>Jannick Knechtel</dc:creator>
    <meta:editing-duration>PT24M24S</meta:editing-duration>
    <meta:editing-cycles>3</meta:editing-cycles>
    <meta:generator>OpenOffice/4.0.1$Win32 OpenOffice.org_project/401m5$Build-9714</meta:generator>
    <meta:document-statistic meta:table-count="0" meta:image-count="0" meta:object-count="0" meta:page-count="2" meta:paragraph-count="17" meta:word-count="493" meta:character-count="3284"/>
  </office:meta>
</office:document-meta>
</file>